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2.25cm" fo:min-width="12.75cm" loext:decorative="false"/>
    </style:style>
    <style:style style:name="gr4" style:family="graphic" style:parent-style-name="standard">
      <style:graphic-properties draw:stroke="none" draw:fill="none" fo:min-height="4.465cm" loext:decorative="false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14.75cm" loext:decorative="false"/>
    </style:style>
    <style:style style:name="gr6" style:family="graphic" style:parent-style-name="standard">
      <style:graphic-properties draw:stroke="none" draw:fill="none" fo:min-height="2.837cm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3cm" fo:min-width="14.75cm" loext:decorative="false"/>
    </style:style>
    <style:style style:name="gr8" style:family="graphic" style:parent-style-name="standard">
      <style:graphic-properties draw:stroke="none" draw:fill="none" draw:fill-color="#ce5c00" fo:min-height="4.85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 fo:line-height="0.25cm"/>
      <style:text-properties fo:font-size="10pt" style:font-size-asian="10pt" style:font-size-complex="10pt"/>
    </style:style>
    <style:style style:name="P6" style:family="paragraph">
      <loext:graphic-properties draw:fill="none" draw:fill-color="#ce5c00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528cm" svg:height="0.645cm" svg:x="15.25cm" svg:y="1.058cm">
          <draw:text-box>
            <text:p text:style-name="P1">static GListModel *create_file_list_model(GList *file_list, GdkPaintable *delete_icon)</text:p>
          </draw:text-box>
        </draw:frame>
        <draw:frame draw:style-name="gr1" draw:text-style-name="P2" draw:layer="layout" svg:width="10.37cm" svg:height="0.645cm" svg:x="18.25cm" svg:y="1.808cm">
          <draw:text-box>
            <text:p text:style-name="P1">GListStore *store = g_list_store_new(FILE_LIST_ITEM_TYPE);</text:p>
          </draw:text-box>
        </draw:frame>
        <draw:frame draw:style-name="gr2" draw:text-style-name="P3" draw:layer="layout" svg:width="5.286cm" svg:height="0.646cm" svg:x="15.25cm" svg:y="2.558cm">
          <draw:text-box>
            <text:p text:style-name="P1">return G_LIST_MODEL(store);</text:p>
          </draw:text-box>
        </draw:frame>
        <draw:custom-shape draw:style-name="gr3" draw:text-style-name="P4" draw:layer="layout" svg:width="13.25cm" svg:height="2.5cm" svg:x="15.5cm" svg:y="1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5.5cm" svg:height="4.715cm" svg:x="13.5cm" svg:y="5.058cm">
          <draw:text-box>
            <text:p text:style-name="P1">static GtkListItemFactory *create_file_list_factory(GdkPaintable *delete_icon, GListStore *store){ </text:p>
            <text:p text:style-name="P1">GtkListItemFactory *factory = gtk_signal_list_item_factory_new(); </text:p>
            <text:p text:style-name="P1">FileListData *data = create_file_list_data(store, delete_icon);</text:p>
            <text:p text:style-name="P1"><text:s/>g_signal_connect(factory, "setup", G_CALLBACK(setup_file_list_item), data);</text:p>
            <text:p text:style-name="P1"><text:s/>g_signal_connect(factory, "bind", G_CALLBACK(bind_file_list_item), data); </text:p>
            <text:p text:style-name="P1">return factory;}</text:p>
          </draw:text-box>
        </draw:frame>
        <draw:custom-shape draw:style-name="gr5" draw:text-style-name="P4" draw:layer="layout" svg:width="15.25cm" svg:height="4.75cm" svg:x="13.5cm" svg:y="5.05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5.15cm" svg:height="3.087cm" svg:x="13.85cm" svg:y="10.75cm">
          <draw:text-box>
            <text:p text:style-name="P1">static GtkWidget *create_file_list_view(GListModel *model, GdkPaintable *delete_icon){ </text:p>
            <text:p text:style-name="P1">GtkWidget *list_view = gtk_list_view_new(model, create_file_list_factory(delete_icon, model)); </text:p>
            <text:p text:style-name="P1">gtk_list_view_set_show_separators(GTK_LIST_VIEW(list_view), TRUE);</text:p>
            <text:p text:style-name="P1"><text:s/>return list_view;}</text:p>
          </draw:text-box>
        </draw:frame>
        <draw:custom-shape draw:style-name="gr7" draw:text-style-name="P4" draw:layer="layout" svg:width="15.25cm" svg:height="3.25cm" svg:x="13.75cm" svg:y="10.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5.538cm" svg:height="5.109cm" svg:x="13.25cm" svg:y="14.5cm">
          <draw:text-box>
            <text:p text:style-name="P1">static GtkListItemFactory *create_file_list_factory(GdkPaintable *delete_icon, GListStore *store){ </text:p>
            <text:p text:style-name="P1">GtkListItemFactory *factory = gtk_signal_list_item_factory_new(); </text:p>
            <text:p text:style-name="P5">FileListData *data = create_file_list_data(store, delete_icon); </text:p>
            <text:p text:style-name="P1">g_signal_connect(factory, "setup", G_CALLBACK(setup_file_list_item), data); </text:p>
            <text:p text:style-name="P1">g_signal_connect(factory, "bind", G_CALLBACK(bind_file_list_item), data); </text:p>
            <text:p text:style-name="P1">return factory;}</text:p>
          </draw:text-box>
        </draw:frame>
        <draw:custom-shape draw:style-name="gr5" draw:text-style-name="P4" draw:layer="layout" svg:width="15.25cm" svg:height="4.75cm" svg:x="13.25cm" svg:y="1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3:48:36.810939673</meta:creation-date>
    <dc:date>2024-05-22T14:15:21.089888342</dc:date>
    <meta:editing-duration>PT26M48S</meta:editing-duration>
    <meta:editing-cycles>7</meta:editing-cycles>
    <meta:generator>LibreOffice/24.2.2.2$Linux_X86_64 LibreOffice_project/d56cc158d8a96260b836f100ef4b4ef25d6f1a01</meta:generator>
    <meta:document-statistic meta:object-count="10"/>
  </office:meta>
</office:document-meta>
</file>